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9.749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526cm" fo:break-before="auto" style:use-optimal-row-height="false"/>
    </style:style>
    <style:style style:name="ro7" style:family="table-row">
      <style:table-row-properties style:row-height="1.473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fo:background-color="#999999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fo:background-color="#eeeeee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cccccc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dddddd"/>
      <style:text-properties fo:color="#000000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30">
      <style:table-cell-properties fo:background-color="#999999" style:text-align-source="fix" style:repeat-content="false" style:vertical-align="middle"/>
      <style:paragraph-properties fo:text-align="start"/>
      <style:text-properties fo:color="#ffffff" fo:font-size="12pt" style:font-size-asian="12pt" style:font-size-complex="12pt"/>
    </style:style>
    <style:style style:name="ce13" style:family="table-cell" style:parent-style-name="Default" style:data-style-name="N30">
      <style:table-cell-properties fo:background-color="#999999" style:text-align-source="fix" style:repeat-content="false"/>
      <style:paragraph-properties fo:text-align="start"/>
      <style:text-properties fo:color="#ffffff" fo:font-size="12pt" style:font-size-asian="12pt" style:font-size-complex="12pt"/>
    </style:style>
    <style:style style:name="ce14" style:family="table-cell" style:parent-style-name="Default">
      <style:table-cell-properties fo:background-color="#cccccc" fo:wrap-option="wrap"/>
    </style:style>
    <style:style style:name="ce15" style:family="table-cell" style:parent-style-name="Default">
      <style:table-cell-properties fo:background-color="#dddddd" fo:wrap-option="wrap"/>
      <style:text-properties fo:color="#000000"/>
    </style:style>
    <style:style style:name="ce16" style:family="table-cell" style:parent-style-name="Default">
      <style:table-cell-properties fo:background-color="#dddddd" fo:wrap-option="wrap"/>
    </style:style>
    <style:style style:name="ce17" style:family="table-cell" style:parent-style-name="Default">
      <style:table-cell-properties fo:background-color="#999999" fo:wrap-option="wrap"/>
    </style:style>
    <style:style style:name="ce18" style:family="table-cell" style:parent-style-name="Default">
      <style:table-cell-properties fo:background-color="#cccccc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9" style:family="table-cell" style:parent-style-name="Default">
      <style:table-cell-properties fo:background-color="#dddddd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0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9999" fo:wrap-option="wrap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 fo:wrap-option="wrap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fo:wrap-option="wrap"/>
      <style:text-properties fo:color="#000000" style:font-name="Liberation Sans" fo:font-size="10pt" fo:language="none" fo:country="none" style:font-name-asian="Consolas" style:font-size-asian="10pt" style:language-asian="none" style:country-asian="none" style:font-name-complex="Consolas" style:font-size-complex="10pt" style:language-complex="none" style:country-complex="none"/>
    </style:style>
    <style:style style:name="ce27" style:family="table-cell" style:parent-style-name="Default">
      <style:table-cell-properties fo:background-color="#cccccc" fo:wrap-option="wrap"/>
      <style:text-properties style:font-name="Liberation Sans" fo:language="none" fo:country="none" style:language-asian="none" style:country-asian="none" style:language-complex="none" style:country-complex="none"/>
    </style:style>
    <style:style style:name="ce28" style:family="table-cell" style:parent-style-name="Default">
      <style:table-cell-properties fo:background-color="#dddddd" fo:wrap-option="wrap"/>
      <style:text-properties fo:color="#000000" style:font-name="Liberation Sans" fo:language="none" fo:country="none" style:language-asian="none" style:country-asian="none" style:language-complex="none" style:country-complex="none"/>
    </style:style>
    <style:style style:name="ce29" style:family="table-cell" style:parent-style-name="Default">
      <style:table-cell-properties fo:background-color="#cccccc" fo:wrap-option="wrap"/>
      <style:text-properties fo:color="#000000" style:font-name="Liberation Sans" fo:font-size="10pt" fo:language="none" fo:country="none" fo:font-weight="bold" style:font-name-asian="Consolas" style:font-size-asian="10pt" style:language-asian="none" style:country-asian="none" style:font-weight-asian="bold" style:font-name-complex="Consolas" style:font-size-complex="10pt" style:language-complex="none" style:country-complex="none" style:font-weight-complex="bold"/>
    </style:style>
    <style:style style:name="ce30" style:family="table-cell" style:parent-style-name="Default">
      <style:table-cell-properties fo:background-color="#cccccc" fo:wrap-option="wrap"/>
      <style:text-properties fo:color="#000000" style:font-name="Liberation Sans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31" style:family="table-cell" style:parent-style-name="Default">
      <style:table-cell-properties fo:background-color="#dddddd" fo:wrap-option="wrap"/>
      <style:text-properties fo:color="#000000" style:font-name="Liberation Sans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32" style:family="table-cell" style:parent-style-name="Default">
      <style:table-cell-properties fo:background-color="#dddddd" fo:wrap-option="wrap"/>
      <style:text-properties fo:color="#000000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33" style:family="table-cell" style:parent-style-name="Default">
      <style:table-cell-properties fo:background-color="#cccccc" fo:wrap-option="wrap"/>
      <style:text-properties fo:color="#000000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34" style:family="table-cell" style:parent-style-name="Default">
      <style:table-cell-properties fo:background-color="#dddddd" fo:wrap-option="wrap"/>
      <style:text-properties fo:color="#000000" fo:language="none" fo:country="none" style:font-name-asian="Consolas" style:language-asian="none" style:country-asian="none" style:font-name-complex="Consolas" style:language-complex="none" style:country-complex="none"/>
    </style:style>
    <style:style style:name="ce35" style:family="table-cell" style:parent-style-name="Default">
      <style:table-cell-properties fo:background-color="#999999" fo:wrap-option="wrap"/>
      <style:text-properties fo:color="#000000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fo:font-weight="bold" style:font-weight-asian="bold" style:font-weight-complex="bold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style:font-size-asian="10pt" style:font-size-complex="10pt" fo:font-weight="bold" style:font-weight-asian="bold" style:font-weight-complex="bold"/>
    </style:style>
    <style:style style:name="T9" style:family="text">
      <style:text-properties fo:font-weight="bold" style:font-weight-asian="bold" style:font-weight-complex="bold" style:font-name="Liberation Sans" fo:font-size="10pt" style:font-size-asian="10pt" style:font-size-complex="10pt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Liberation Sans" fo:font-size="10pt" style:font-size-asian="10pt" style:font-size-complex="10pt" fo:color="#000000" style:font-name-asian="Consolas" style:font-name-complex="Consolas"/>
    </style:style>
    <style:style style:name="T12" style:family="text">
      <style:text-properties style:font-name="Liberation Sans" fo:font-size="10pt" style:font-size-asian="10pt" style:font-size-complex="10pt" fo:font-weight="bold" style:font-weight-asian="bold" style:font-weight-complex="bold"/>
    </style:style>
    <style:style style:name="T13" style:family="text">
      <style:text-properties fo:font-size="10pt" style:font-size-asian="10pt" style:font-size-complex="10pt" fo:font-weight="bold" style:font-weight-asian="bold" style:font-weight-complex="bold"/>
    </style:style>
    <style:style style:name="T14" style:family="text">
      <style:text-properties fo:font-size="10pt" style:font-size-asian="10pt" style:font-size-complex="10pt" fo:color="#000000" style:font-name-asian="Consolas" style:font-name-complex="Consolas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weight-asian="bold" style:font-weight-complex="bold"/>
    </style:style>
    <style:style style:name="T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 style:font-name="Liberation Sans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normal" style:font-weight-asian="normal" style:font-weight-complex="normal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normal" style:font-weight-asian="normal" style:font-weight-complex="normal" fo:color="#000000"/>
    </style:style>
    <style:style style:name="T2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color="#000000" fo:font-weight="normal" style:font-weight-asian="normal" style:font-weight-complex="normal"/>
    </style:style>
    <style:style style:name="T22" style:family="text">
      <style:text-properties fo:font-weight="bold"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normal" style:font-weight-asian="normal" style:font-weight-complex="normal"/>
    </style:style>
    <style:style style:name="T24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tyle-asian="normal" style:font-style-complex="normal" style:text-emphasize="none" style:font-relief="none" style:text-overline-style="none" style:text-overline-color="font-color" style:font-weight-asian="bold" style:font-weight-complex="bold" fo:font-size="10pt" style:font-size-asian="10pt" style:font-size-complex="10pt"/>
    </style:style>
    <style:style style:name="T2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/>
    </style:style>
    <style:style style:name="T26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7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32" style:family="text">
      <style:text-properties fo:font-weight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normal" style:font-weight-asian="normal" style:font-weight-complex="normal" fo:color="#000000" style:font-name="Consolas" fo:font-size="9.5pt" style:font-name-asian="Consolas" style:font-name-complex="Consolas" style:font-size-asian="9.5pt" style:font-size-complex="9.5pt"/>
    </style:style>
    <style:style style:name="T34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Consolas"/>
    </style:style>
    <style:style style:name="T3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 fo:font-weight="bold"/>
    </style:style>
    <style:style style:name="T3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000000" style:font-name="Consolas" fo:font-size="9.5pt" style:font-name-asian="Consolas" style:font-name-complex="Consolas" style:font-size-asian="9.5pt" style:font-size-complex="9.5pt" fo:font-weight="normal" style:font-weight-asian="normal" style:font-weight-complex="normal"/>
    </style:style>
    <style:style style:name="T4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4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/>
    </style:style>
    <style:style style:name="T4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47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jekt</text:p>
          </table:table-cell>
          <table:table-cell office:value-type="string" calcext:value-type="string">
            <text:p>TDD_Tina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Skapat</text:span> <text:span text:style-name="T1">av</text:span>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table:style-name="ce12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av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datum</text:p>
          </table:table-cell>
          <table:table-cell table:style-name="ce13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2" table:visibility="collapse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Senario ID</text:p>
          </table:table-cell>
          <table:table-cell table:style-name="ce3" office:value-type="string" calcext:value-type="string">
            <text:p>Senario</text:p>
          </table:table-cell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Actual</text:p>
          </table:table-cell>
        </table:table-row>
        <table:table-row table:style-name="ro4">
          <table:table-cell table:style-name="ce4" office:value-type="string" calcext:value-type="string">
            <text:p>Square_GetAreaTest_01</text:p>
          </table:table-cell>
          <table:table-cell table:style-name="ce14" office:value-type="string" calcext:value-type="string">
            <text:p>Beräkna ut arean av en kvadrat.</text:p>
          </table:table-cell>
          <table:table-cell table:style-name="ce18" office:value-type="string" calcext:value-type="string">
            <text:p>GetAreaTest_PositiveInput_ReturnsArea</text:p>
          </table:table-cell>
          <table:table-cell table:style-name="ce14" office:value-type="string" calcext:value-type="string">
            <text:p>Om värdet av sidan är positivt, ska testet returnera arean</text:p>
          </table:table-cell>
          <table:table-cell table:style-name="ce14" office:value-type="string" calcext:value-type="string">
            <text:p>1. Skicka in värdet av sidan. <text:s text:c="5"/>2. Skicka med det förväntade värdet. <text:s/></text:p>
          </table:table-cell>
          <table:table-cell table:style-name="ce26" office:value-type="string" calcext:value-type="string">
            <text:p><text:span text:style-name="T6">Sidan:</text:span><text:span text:style-name="T7">  1.5f   </text:span></text:p>
            <text:p><text:span text:style-name="T8">Förväntat:</text:span><text:span text:style-name="T7"> 2.25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5">
          <table:table-cell table:style-name="ce5" table:number-columns-repeated="8"/>
        </table:table-row>
        <table:table-row table:style-name="ro6">
          <table:table-cell table:style-name="ce5" table:number-columns-repeated="3"/>
          <table:table-cell table:style-name="ce14" office:value-type="string" calcext:value-type="string">
            <text:p>Om värdet av sidan är positivt, ska testet returnera arean</text:p>
          </table:table-cell>
          <table:table-cell table:style-name="ce14" office:value-type="string" calcext:value-type="string">
            <text:p>1. Skicka in värdet av sidan. <text:s text:c="5"/>2. Skicka med det förväntade värdet. <text:s/></text:p>
          </table:table-cell>
          <table:table-cell table:style-name="ce27" office:value-type="string" calcext:value-type="string">
            <text:p><text:span text:style-name="T9">Sidan:</text:span><text:span text:style-name="T10"> </text:span><text:span text:style-name="T11">4.0f</text:span><text:span text:style-name="T10">   </text:span></text:p>
            <text:p><text:span text:style-name="T12">Förväntat:</text:span><text:span text:style-name="T10"> </text:span><text:span text:style-name="T11">16.0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4">
          <table:table-cell table:style-name="ce6" office:value-type="string" calcext:value-type="string">
            <text:p>Square_GetAreaTest_02</text:p>
          </table:table-cell>
          <table:table-cell table:style-name="ce15" office:value-type="string" calcext:value-type="string">
            <text:p>Beräkna ut arean av en kvadrat.</text:p>
          </table:table-cell>
          <table:table-cell table:style-name="ce19" office:value-type="string" calcext:value-type="string">
            <text:p><text:s/>GetAreaTest_NegativeInput_ReturnsZero</text:p>
          </table:table-cell>
          <table:table-cell table:style-name="ce15" office:value-type="string" calcext:value-type="string">
            <text:p>Om värdet av sidan är negativt, ska testet returnera 0</text:p>
          </table:table-cell>
          <table:table-cell table:style-name="ce15" office:value-type="string" calcext:value-type="string">
            <text:p>1. Skicka in värdet av sidan. <text:s text:c="5"/>2. Skicka med det förväntade värdet. <text:s/></text:p>
          </table:table-cell>
          <table:table-cell table:style-name="ce28" office:value-type="string" calcext:value-type="string">
            <text:p><text:span text:style-name="T13">Sidan: </text:span><text:span text:style-name="T14">-1.0f</text:span></text:p>
            <text:p><text:span text:style-name="T13">Förväntat:</text:span><text:span text:style-name="T15">    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4">
          <table:table-cell table:style-name="ce7" table:number-columns-repeated="3"/>
          <table:table-cell table:style-name="ce15" office:value-type="string" calcext:value-type="string">
            <text:p><text:span text:style-name="T3">Om värdet  av sidan </text:span>är negativt, ska testet returnera 0</text:p>
          </table:table-cell>
          <table:table-cell table:style-name="ce15" office:value-type="string" calcext:value-type="string">
            <text:p>1. Skicka in värdet av sidan. <text:s text:c="5"/>2. Skicka med det förväntade värdet. <text:s/></text:p>
          </table:table-cell>
          <table:table-cell table:style-name="ce15" office:value-type="string" calcext:value-type="string">
            <text:p><text:span text:style-name="T1">Sidan: </text:span><text:span text:style-name="T16">-1</text:span>0.0f</text:p>
            <text:p><text:span text:style-name="T1">Förväntat: </text:span><text:span text:style-name="T16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4">
          <table:table-cell table:style-name="ce7" table:number-columns-repeated="3"/>
          <table:table-cell table:style-name="ce15" office:value-type="string" calcext:value-type="string">
            <text:p><text:span text:style-name="T3">Om värdet  av sidan </text:span>är negativt, ska testet returnera 0</text:p>
          </table:table-cell>
          <table:table-cell table:style-name="ce15" office:value-type="string" calcext:value-type="string">
            <text:p>1. Skicka in värdet av sidan. <text:s text:c="5"/>2. Skicka med det förväntade värdet. <text:s/></text:p>
          </table:table-cell>
          <table:table-cell table:style-name="ce15" office:value-type="string" calcext:value-type="string">
            <text:p><text:span text:style-name="T1">Sidan:</text:span> 0.00001f</text:p>
            <text:p><text:span text:style-name="T1">Förväntat:</text:span> 0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Square_GetPerimeterTest_01</text:p>
          </table:table-cell>
          <table:table-cell table:style-name="ce14" office:value-type="string" calcext:value-type="string">
            <text:p>Beräkna ut omkretsen av en kvadrat.</text:p>
          </table:table-cell>
          <table:table-cell table:style-name="ce20" office:value-type="string" calcext:value-type="string">
            <text:p>GetParimeterTest_PositiveInput_ReturnsPerimeter</text:p>
          </table:table-cell>
          <table:table-cell table:style-name="ce14" office:value-type="string" calcext:value-type="string">
            <text:p><text:span text:style-name="T4">Om värdet </text:span><text:span text:style-name="T5"> av sidan </text:span>är positivt, ska testet returnera omkretsen.</text:p>
          </table:table-cell>
          <table:table-cell table:style-name="ce14" office:value-type="string" calcext:value-type="string">
            <text:p>1. Skicka in värdet av sidan. <text:s text:c="5"/>2. Skicka med det förväntade värdet. <text:s/></text:p>
          </table:table-cell>
          <table:table-cell table:style-name="ce14" office:value-type="string" calcext:value-type="string">
            <text:p><text:span text:style-name="T1">Sidan:</text:span> 1f</text:p>
            <text:p><text:span text:style-name="T1">Förväntat: </text:span>4f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4">
          <table:table-cell table:style-name="ce5" table:number-columns-repeated="3"/>
          <table:table-cell table:style-name="ce14" office:value-type="string" calcext:value-type="string">
            <text:p><text:span text:style-name="T4">Om värdet </text:span><text:span text:style-name="T5"> av sidan</text:span> är positivt, ska testet returnera omkretsen.</text:p>
          </table:table-cell>
          <table:table-cell table:style-name="ce14" office:value-type="string" calcext:value-type="string">
            <text:p>1. Skicka in värdet av sidan. <text:s text:c="5"/>2. Skicka med det förväntade värdet. <text:s/></text:p>
          </table:table-cell>
          <table:table-cell table:style-name="ce14" office:value-type="string" calcext:value-type="string">
            <text:p><text:span text:style-name="T1">Sidan: </text:span>2.5f</text:p>
            <text:p><text:span text:style-name="T1">Förväntat: </text:span>10f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4">
          <table:table-cell table:style-name="ce9" office:value-type="string" calcext:value-type="string">
            <text:p>Square_GetPerimeterTest_02</text:p>
          </table:table-cell>
          <table:table-cell table:style-name="ce16" office:value-type="string" calcext:value-type="string">
            <text:p>Beräkna ut omkretsen av en kvadrat.</text:p>
          </table:table-cell>
          <table:table-cell table:style-name="ce21" office:value-type="string" calcext:value-type="string">
            <text:p>GetParimeterTest_NegativeInput_ReturnsZero</text:p>
          </table:table-cell>
          <table:table-cell table:style-name="ce16" office:value-type="string" calcext:value-type="string">
            <text:p><text:span text:style-name="T4">Om värdet </text:span><text:span text:style-name="T5"> av sidan</text:span> är negativt, ska testet returnera 0</text:p>
          </table:table-cell>
          <table:table-cell table:style-name="ce16" office:value-type="string" calcext:value-type="string">
            <text:p>1. Skicka in värdet av sidan. <text:s text:c="5"/>2. Skicka med det förväntade värdet. <text:s/></text:p>
          </table:table-cell>
          <table:table-cell table:style-name="ce16" office:value-type="string" calcext:value-type="string">
            <text:p><text:span text:style-name="T1">Sidan: </text:span>-4.5f</text:p>
            <text:p><text:span text:style-name="T1">Förväntat: </text:span>0</text:p>
          </table:table-cell>
          <table:table-cell table:style-name="ce38" office:value-type="string" calcext:value-type="string">
            <text:p>OK</text:p>
          </table:table-cell>
          <table:table-cell table:style-name="ce39" office:value-type="string" calcext:value-type="string">
            <text:p>OK</text:p>
          </table:table-cell>
        </table:table-row>
        <table:table-row table:style-name="ro4">
          <table:table-cell table:style-name="ce10" table:number-columns-repeated="3"/>
          <table:table-cell table:style-name="ce16" office:value-type="string" calcext:value-type="string">
            <text:p><text:span text:style-name="T4">Om värdet </text:span><text:span text:style-name="T5"> av sidan </text:span>är negativt, ska testet returnera 0</text:p>
          </table:table-cell>
          <table:table-cell table:style-name="ce16" office:value-type="string" calcext:value-type="string">
            <text:p>1. Skicka in värdet av sidan. <text:s text:c="5"/>2. Skicka med det förväntade värdet. <text:s/></text:p>
          </table:table-cell>
          <table:table-cell table:style-name="ce16" office:value-type="string" calcext:value-type="string">
            <text:p><text:span text:style-name="T1">Sidan: </text:span> -0.00f </text:p>
            <text:p><text:span text:style-name="T1">Förväntat:</text:span> 0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4">
          <table:table-cell table:style-name="ce10" table:number-columns-repeated="3"/>
          <table:table-cell table:style-name="ce16" office:value-type="string" calcext:value-type="string">
            <text:p><text:span text:style-name="T4">Om värdet </text:span><text:span text:style-name="T5"> av sidan </text:span>är negativt, ska testet returnera 0</text:p>
          </table:table-cell>
          <table:table-cell table:style-name="ce16" office:value-type="string" calcext:value-type="string">
            <text:p>1. Skicka in värdet av sidan. <text:s text:c="5"/>2. Skicka med det förväntade värdet. <text:s/></text:p>
          </table:table-cell>
          <table:table-cell table:style-name="ce16" office:value-type="string" calcext:value-type="string">
            <text:p><text:span text:style-name="T1">Sidan:</text:span> -123.211f</text:p>
            <text:p><text:span text:style-name="T1">Förväntat: </text:span>   0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7">
          <table:table-cell table:style-name="Default" table:number-columns-repeated="2"/>
          <table:table-cell table:number-columns-repeated="6"/>
        </table:table-row>
        <table:table-row table:style-name="ro8">
          <table:table-cell office:value-type="string" calcext:value-type="string">
            <text:p>Projekt</text:p>
          </table:table-cell>
          <table:table-cell office:value-type="string" calcext:value-type="string">
            <text:p>TDD_TinaEriksson</text:p>
          </table:table-cell>
          <table:table-cell table:style-name="ce22"/>
          <table:table-cell table:style-name="ce25" table:number-columns-repeated="4"/>
          <table:table-cell/>
        </table:table-row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Rectang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Skapat</text:span> <text:span text:style-name="T1">av</text:span>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table:style-name="ce12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av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datum</text:p>
          </table:table-cell>
          <table:table-cell table:style-name="ce13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3" office:value-type="string" calcext:value-type="string">
            <text:p>Senario ID</text:p>
          </table:table-cell>
          <table:table-cell table:style-name="ce3" office:value-type="string" calcext:value-type="string">
            <text:p>Senario</text:p>
          </table:table-cell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Actual</text:p>
          </table:table-cell>
        </table:table-row>
        <table:table-row table:style-name="ro9">
          <table:table-cell table:style-name="ce4" office:value-type="string" calcext:value-type="string">
            <text:p>Rectangle_GetAreaTest_01</text:p>
          </table:table-cell>
          <table:table-cell table:style-name="ce14" office:value-type="string" calcext:value-type="string">
            <text:p>Beräkna ut arean av en rektangel</text:p>
          </table:table-cell>
          <table:table-cell table:style-name="ce18" office:value-type="string" calcext:value-type="string">
            <text:p>GetAreaTest_PositiveInput_ReturnsArea</text:p>
          </table:table-cell>
          <table:table-cell table:style-name="ce14" office:value-type="string" calcext:value-type="string">
            <text:p>Om värdena av höjd och bredd <text:s/>är positiva, ska testet returnera arean</text:p>
          </table:table-cell>
          <table:table-cell table:style-name="ce14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29" office:value-type="string" calcext:value-type="string">
            <text:p><text:span text:style-name="T17">Bredd: </text:span><text:span text:style-name="T16">4.0f</text:span></text:p>
            <text:p><text:span text:style-name="T17">Höjd: </text:span><text:span text:style-name="T16">2.0f</text:span></text:p>
            <text:p><text:span text:style-name="T17">Förväntat: </text:span><text:span text:style-name="T16">8.0f</text:span><text:span text:style-name="T17"> 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2">
          <table:table-cell table:style-name="ce5" table:number-columns-repeated="8"/>
        </table:table-row>
        <table:table-row table:style-name="ro9">
          <table:table-cell table:style-name="ce5" table:number-columns-repeated="3"/>
          <table:table-cell table:style-name="ce14" office:value-type="string" calcext:value-type="string">
            <text:p>Om värdena av höjd och bredd är positiva, ska testet returnera arean</text:p>
          </table:table-cell>
          <table:table-cell table:style-name="ce14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0" office:value-type="string" calcext:value-type="string">
            <text:p><text:span text:style-name="T18">Bredd:</text:span><text:span text:style-name="T19"> </text:span><text:span text:style-name="T20">6.45f</text:span><text:span text:style-name="T19"> </text:span></text:p>
            <text:p><text:span text:style-name="T18">Höjd: </text:span><text:span text:style-name="T21">3.35f</text:span></text:p>
            <text:p><text:span text:style-name="T22">Förväntat värde: </text:span><text:span text:style-name="T23">21.61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9">
          <table:table-cell table:style-name="ce6" office:value-type="string" calcext:value-type="string">
            <text:p>Rectangle_GetAreaTest_02</text:p>
          </table:table-cell>
          <table:table-cell table:style-name="ce15" office:value-type="string" calcext:value-type="string">
            <text:p>Beräkna ut arean av en rektangel.</text:p>
          </table:table-cell>
          <table:table-cell table:style-name="ce19" office:value-type="string" calcext:value-type="string">
            <text:p><text:s/>GetAreaTest_NegativeInput_ReturnsZero</text:p>
          </table:table-cell>
          <table:table-cell table:style-name="ce15" office:value-type="string" calcext:value-type="string">
            <text:p>Om värdena av höjd eller bredd är negativa, ska testet returnera 0</text:p>
          </table:table-cell>
          <table:table-cell table:style-name="ce15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1" office:value-type="string" calcext:value-type="string">
            <text:p><text:span text:style-name="T24">Bredd: </text:span><text:span text:style-name="T25">-1.23f</text:span></text:p>
            <text:p><text:span text:style-name="T24">Höjd: </text:span><text:span text:style-name="T25">-23.34f</text:span></text:p>
            <text:p><text:span text:style-name="T24">Förväntat: </text:span><text:span text:style-name="T25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9">
          <table:table-cell table:style-name="ce7" table:number-columns-repeated="3"/>
          <table:table-cell table:style-name="ce15" office:value-type="string" calcext:value-type="string">
            <text:p>Om värdena av höjd eller bredd <text:s/>är negativa, ska testet returnera 0</text:p>
          </table:table-cell>
          <table:table-cell table:style-name="ce15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2" office:value-type="string" calcext:value-type="string">
            <text:p><text:span text:style-name="T26">Bredd: </text:span><text:span text:style-name="T27">-1.745f</text:span></text:p>
            <text:p><text:span text:style-name="T26">Höjd: </text:span><text:span text:style-name="T27">-1.345f</text:span></text:p>
            <text:p><text:span text:style-name="T22">Förväntat värde: </text:span><text:span text:style-name="T27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9">
          <table:table-cell table:style-name="ce7" table:number-columns-repeated="3"/>
          <table:table-cell table:style-name="ce15" office:value-type="string" calcext:value-type="string">
            <text:p>Om värdena av höjd eller bredd <text:s/>är negativa, ska testet returnera 0</text:p>
          </table:table-cell>
          <table:table-cell table:style-name="ce15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2" office:value-type="string" calcext:value-type="string">
            <text:p><text:span text:style-name="T26">Bredd: </text:span><text:span text:style-name="T27">0</text:span></text:p>
            <text:p><text:span text:style-name="T26">Höjd: </text:span><text:span text:style-name="T27">-132f</text:span></text:p>
            <text:p><text:span text:style-name="T26">Förväntat värde: </text:span><text:span text:style-name="T27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9">
          <table:table-cell table:style-name="ce8" office:value-type="string" calcext:value-type="string">
            <text:p>Rectangle_GetPerimeterTest_01</text:p>
          </table:table-cell>
          <table:table-cell table:style-name="ce14" office:value-type="string" calcext:value-type="string">
            <text:p>Beräkna ut omkretsen av en rektangel.</text:p>
          </table:table-cell>
          <table:table-cell table:style-name="ce20" office:value-type="string" calcext:value-type="string">
            <text:p>GetParimeterTest_PositiveInput_ReturnsPerimeter</text:p>
          </table:table-cell>
          <table:table-cell table:style-name="ce14" office:value-type="string" calcext:value-type="string">
            <text:p>Om värdena av höjd och bredd <text:s/>är positiva, ska testet returnera omkretsen.</text:p>
          </table:table-cell>
          <table:table-cell table:style-name="ce14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3" office:value-type="string" calcext:value-type="string">
            <text:p><text:span text:style-name="T28">Bredd: </text:span><text:span text:style-name="T29">4.0f</text:span></text:p>
            <text:p><text:span text:style-name="T28">Höjd: </text:span><text:span text:style-name="T29">2.5f</text:span></text:p>
            <text:p><text:span text:style-name="T28">Förväntat: </text:span><text:span text:style-name="T29">13.0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9">
          <table:table-cell table:style-name="ce5" table:number-columns-repeated="3"/>
          <table:table-cell table:style-name="ce14" office:value-type="string" calcext:value-type="string">
            <text:p>Om värdena av höjd och bredd <text:s/>är positiva, ska testet returnera omkretsen.</text:p>
          </table:table-cell>
          <table:table-cell table:style-name="ce14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3" office:value-type="string" calcext:value-type="string">
            <text:p><text:span text:style-name="T28">Bredd: </text:span><text:span text:style-name="T30">6.0f</text:span></text:p>
            <text:p><text:span text:style-name="T28">Höjd: </text:span><text:span text:style-name="T30">3.5f</text:span></text:p>
            <text:p><text:span text:style-name="T28">Förväntat: </text:span><text:span text:style-name="T30">19.0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9">
          <table:table-cell table:style-name="ce9" office:value-type="string" calcext:value-type="string">
            <text:p>Rectangle_GetPerimeterTest_02</text:p>
          </table:table-cell>
          <table:table-cell table:style-name="ce16" office:value-type="string" calcext:value-type="string">
            <text:p>Beräkna ut omkretsen av en rektangel.</text:p>
          </table:table-cell>
          <table:table-cell table:style-name="ce21" office:value-type="string" calcext:value-type="string">
            <text:p>GetParimeterTest_NegativeInput_ReturnsZero</text:p>
          </table:table-cell>
          <table:table-cell table:style-name="ce16" office:value-type="string" calcext:value-type="string">
            <text:p>Om värdena av höjd eller bredd <text:s/>är negativa, ska testet returnera 0</text:p>
          </table:table-cell>
          <table:table-cell table:style-name="ce16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2" office:value-type="string" calcext:value-type="string">
            <text:p><text:span text:style-name="T28">Bredd: </text:span><text:span text:style-name="T29">-</text:span><text:span text:style-name="T31">1.3f</text:span></text:p>
            <text:p><text:span text:style-name="T28">Höjd: </text:span><text:span text:style-name="T29">-</text:span><text:span text:style-name="T31">3.5f</text:span></text:p>
            <text:p><text:span text:style-name="T28">Förväntat: </text:span><text:span text:style-name="T29">0</text:span></text:p>
          </table:table-cell>
          <table:table-cell table:style-name="ce38" office:value-type="string" calcext:value-type="string">
            <text:p>OK</text:p>
          </table:table-cell>
          <table:table-cell table:style-name="ce39" office:value-type="string" calcext:value-type="string">
            <text:p>OK</text:p>
          </table:table-cell>
        </table:table-row>
        <table:table-row table:style-name="ro9">
          <table:table-cell table:style-name="ce10" table:number-columns-repeated="3"/>
          <table:table-cell table:style-name="ce16" office:value-type="string" calcext:value-type="string">
            <text:p>Om värdena av höjd eller bredd är negativa, ska testet returnera 0</text:p>
          </table:table-cell>
          <table:table-cell table:style-name="ce16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2" office:value-type="string" calcext:value-type="string">
            <text:p><text:span text:style-name="T28">Bredd: </text:span><text:span text:style-name="T29">-</text:span><text:span text:style-name="T31">0.95f</text:span></text:p>
            <text:p><text:span text:style-name="T28">Höjd: </text:span><text:span text:style-name="T29">-</text:span><text:span text:style-name="T31">3.675f</text:span></text:p>
            <text:p><text:span text:style-name="T28">Förväntat: </text:span><text:span text:style-name="T29">0</text:span>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9">
          <table:table-cell table:style-name="ce10" table:number-columns-repeated="3"/>
          <table:table-cell table:style-name="ce16" office:value-type="string" calcext:value-type="string">
            <text:p>Om värdena av höjd eller bredd är negativa, ska testet returnera 0</text:p>
          </table:table-cell>
          <table:table-cell table:style-name="ce16" office:value-type="string" calcext:value-type="string">
            <text:p>1. Skicka in värdet av bredden och höjden. <text:s text:c="27"/>2. Skicka med det förväntade värdet. <text:s/></text:p>
          </table:table-cell>
          <table:table-cell table:style-name="ce34" office:value-type="string" calcext:value-type="string">
            <text:p><text:span text:style-name="T32">Bredd: </text:span><text:span text:style-name="T32">-432</text:span><text:span text:style-name="T29">f</text:span></text:p>
            <text:p><text:span text:style-name="T32">Höjd: </text:span><text:span text:style-name="T29">0</text:span></text:p>
            <text:p><text:span text:style-name="T32">Förväntat: </text:span><text:span text:style-name="T29">0</text:span>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ojekt</text:p>
          </table:table-cell>
          <table:table-cell office:value-type="string" calcext:value-type="string">
            <text:p>TDD_Tina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Skapat</text:span> <text:span text:style-name="T1">av</text:span>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table:style-name="ce12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av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datum</text:p>
          </table:table-cell>
          <table:table-cell table:style-name="ce13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3" office:value-type="string" calcext:value-type="string">
            <text:p>Senario ID</text:p>
          </table:table-cell>
          <table:table-cell table:style-name="ce3" office:value-type="string" calcext:value-type="string">
            <text:p>Senario</text:p>
          </table:table-cell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Actual</text:p>
          </table:table-cell>
        </table:table-row>
        <table:table-row table:style-name="ro4">
          <table:table-cell table:style-name="ce4" office:value-type="string" calcext:value-type="string">
            <text:p>Circle_GetAreaTest_01</text:p>
          </table:table-cell>
          <table:table-cell table:style-name="ce14" office:value-type="string" calcext:value-type="string">
            <text:p>Beräkna ut arean av en cirkel.</text:p>
          </table:table-cell>
          <table:table-cell table:style-name="ce18" office:value-type="string" calcext:value-type="string">
            <text:p>GetAreaTest_PositiveInput_ReturnsArea</text:p>
          </table:table-cell>
          <table:table-cell table:style-name="ce14" office:value-type="string" calcext:value-type="string">
            <text:p>Om värdet av radien är positivt ska testet returnera arean.</text:p>
          </table:table-cell>
          <table:table-cell table:style-name="ce14" office:value-type="string" calcext:value-type="string">
            <text:p>1. Skicka in värdet av radien.</text:p>
            <text:p>2. Skicka med det förväntade värdet.</text:p>
          </table:table-cell>
          <table:table-cell table:style-name="ce29" office:value-type="string" calcext:value-type="string">
            <text:p>Radie: <text:span text:style-name="T33">5.5f</text:span></text:p>
            <text:p>Förväntat värde: <text:span text:style-name="T33">95.03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4">
          <table:table-cell table:style-name="ce5" table:number-columns-repeated="3"/>
          <table:table-cell table:style-name="ce14" office:value-type="string" calcext:value-type="string">
            <text:p>Om värdet av radien är positivt ska testet returnera arean.</text:p>
          </table:table-cell>
          <table:table-cell table:style-name="ce14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0" office:value-type="string" calcext:value-type="string">
            <text:p><text:span text:style-name="T34">Radie: </text:span><text:span text:style-name="T27">3.5f</text:span></text:p>
            <text:p><text:span text:style-name="T34">Förväntat värde: </text:span><text:span text:style-name="T27">38.48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4">
          <table:table-cell table:style-name="ce6" office:value-type="string" calcext:value-type="string">
            <text:p>Circle_GetAreaTest_02</text:p>
          </table:table-cell>
          <table:table-cell table:style-name="ce15" office:value-type="string" calcext:value-type="string">
            <text:p>Beräkna ut arean av en cirkel.</text:p>
          </table:table-cell>
          <table:table-cell table:style-name="ce19" office:value-type="string" calcext:value-type="string">
            <text:p><text:s/>GetAreaTest_NegativeInput_ReturnsZero</text:p>
          </table:table-cell>
          <table:table-cell table:style-name="ce15" office:value-type="string" calcext:value-type="string">
            <text:p>Om värdet av radien är negativt ska testet returnera 0.</text:p>
          </table:table-cell>
          <table:table-cell table:style-name="ce15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1" office:value-type="string" calcext:value-type="string">
            <text:p><text:span text:style-name="T35">Radie: </text:span><text:span text:style-name="T36">-</text:span><text:span text:style-name="T37">21.321f</text:span></text:p>
            <text:p><text:span text:style-name="T35">Förväntat värde: </text:span><text:span text:style-name="T36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4">
          <table:table-cell table:style-name="ce7" table:number-columns-repeated="3"/>
          <table:table-cell table:style-name="ce15" office:value-type="string" calcext:value-type="string">
            <text:p>Om värdet av radien är negativt ska testet returnera 0.</text:p>
          </table:table-cell>
          <table:table-cell table:style-name="ce15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Radie: </text:span><text:span text:style-name="T27">0</text:span></text:p>
            <text:p><text:span text:style-name="T34">Förväntat värde: </text:span><text:span text:style-name="T27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4">
          <table:table-cell table:style-name="ce7" table:number-columns-repeated="3"/>
          <table:table-cell table:style-name="ce15" office:value-type="string" calcext:value-type="string">
            <text:p>Om värdet av radien är negativt ska testet returnera 0.</text:p>
          </table:table-cell>
          <table:table-cell table:style-name="ce15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Radie: </text:span><text:span text:style-name="T27">-1234</text:span></text:p>
            <text:p><text:span text:style-name="T34">Förväntat värde: </text:span><text:span text:style-name="T27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Circle_GetPerimeterTest_01</text:p>
          </table:table-cell>
          <table:table-cell table:style-name="ce14" office:value-type="string" calcext:value-type="string">
            <text:p>Beräkna ut omkretsen av en cirkel.</text:p>
          </table:table-cell>
          <table:table-cell table:style-name="ce20" office:value-type="string" calcext:value-type="string">
            <text:p>GetParimeterTest_PositiveInput_ReturnsPerimeter</text:p>
          </table:table-cell>
          <table:table-cell table:style-name="ce14" office:value-type="string" calcext:value-type="string">
            <text:p>Om värdet av radien är positivt ska testet returnera omkretsen.</text:p>
          </table:table-cell>
          <table:table-cell table:style-name="ce14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3" office:value-type="string" calcext:value-type="string">
            <text:p><text:span text:style-name="T34">Radie: </text:span><text:span text:style-name="T27">5.5f</text:span></text:p>
            <text:p><text:span text:style-name="T34">Förväntat värde: </text:span><text:span text:style-name="T27">34.56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4">
          <table:table-cell table:style-name="ce5" table:number-columns-repeated="3"/>
          <table:table-cell table:style-name="ce14" office:value-type="string" calcext:value-type="string">
            <text:p>Om värdet av radien är positivt ska testet returnera omkretsen.</text:p>
          </table:table-cell>
          <table:table-cell table:style-name="ce14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3" office:value-type="string" calcext:value-type="string">
            <text:p><text:span text:style-name="T34">Radie:</text:span><text:span text:style-name="T27"> 10.2f</text:span></text:p>
            <text:p><text:span text:style-name="T34">Förväntat värde:</text:span><text:span text:style-name="T27"> 64.09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4">
          <table:table-cell table:style-name="ce9" office:value-type="string" calcext:value-type="string">
            <text:p>Circle_GetPerimeterTest_02</text:p>
          </table:table-cell>
          <table:table-cell table:style-name="ce16" office:value-type="string" calcext:value-type="string">
            <text:p>Beräkna ut omkretsen av en cirkel.</text:p>
          </table:table-cell>
          <table:table-cell table:style-name="ce21" office:value-type="string" calcext:value-type="string">
            <text:p>GetParimeterTest_NegativeInput_ReturnsZero</text:p>
          </table:table-cell>
          <table:table-cell table:style-name="ce15" office:value-type="string" calcext:value-type="string">
            <text:p>Om värdet av radien är negativt ska testet returnera 0.</text:p>
          </table:table-cell>
          <table:table-cell table:style-name="ce16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Radie: </text:span><text:span text:style-name="T27">-3123.23f</text:span></text:p>
            <text:p><text:span text:style-name="T34">Förväntat värde: </text:span><text:span text:style-name="T27">0</text:span></text:p>
          </table:table-cell>
          <table:table-cell table:style-name="ce38" office:value-type="string" calcext:value-type="string">
            <text:p>OK</text:p>
          </table:table-cell>
          <table:table-cell table:style-name="ce39" office:value-type="string" calcext:value-type="string">
            <text:p>OK</text:p>
          </table:table-cell>
        </table:table-row>
        <table:table-row table:style-name="ro4">
          <table:table-cell table:style-name="ce10" table:number-columns-repeated="3"/>
          <table:table-cell table:style-name="ce15" office:value-type="string" calcext:value-type="string">
            <text:p>Om värdet av radien är negativt ska testet returnera 0.</text:p>
          </table:table-cell>
          <table:table-cell table:style-name="ce16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Radie: </text:span><text:span text:style-name="T27">0</text:span></text:p>
            <text:p><text:span text:style-name="T34">Förväntat värde: </text:span><text:span text:style-name="T27">0</text:span>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4">
          <table:table-cell table:style-name="ce10" table:number-columns-repeated="3"/>
          <table:table-cell table:style-name="ce15" office:value-type="string" calcext:value-type="string">
            <text:p>Om värdet av radien är negativt ska testet returnera 0.</text:p>
          </table:table-cell>
          <table:table-cell table:style-name="ce16" office:value-type="string" calcext:value-type="string">
            <text:p><text:span text:style-name="T4">1. Skicka in värdet av radi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8">Radie: </text:span><text:span text:style-name="T30">-1.0012f</text:span></text:p>
            <text:p><text:span text:style-name="T39">Förväntat värde: </text:span><text:span text:style-name="T29">0</text:span>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ojekt</text:p>
          </table:table-cell>
          <table:table-cell office:value-type="string" calcext:value-type="string">
            <text:p>TDD_Tina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Triang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Skapat</text:span> <text:span text:style-name="T1">av</text:span>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table:style-name="ce12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av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datum</text:p>
          </table:table-cell>
          <table:table-cell table:style-name="ce13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3" office:value-type="string" calcext:value-type="string">
            <text:p>Senario ID</text:p>
          </table:table-cell>
          <table:table-cell table:style-name="ce3" office:value-type="string" calcext:value-type="string">
            <text:p>Senario</text:p>
          </table:table-cell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Actual</text:p>
          </table:table-cell>
        </table:table-row>
        <table:table-row table:style-name="ro9">
          <table:table-cell table:style-name="ce4" office:value-type="string" calcext:value-type="string">
            <text:p>Triangle_GetAreaTest_01</text:p>
          </table:table-cell>
          <table:table-cell table:style-name="ce14" office:value-type="string" calcext:value-type="string">
            <text:p>Beräkna ut arean av en triangel.</text:p>
          </table:table-cell>
          <table:table-cell table:style-name="ce18" office:value-type="string" calcext:value-type="string">
            <text:p>GetAreaTest_PositiveInput_ReturnsArea</text:p>
          </table:table-cell>
          <table:table-cell table:style-name="ce14" office:value-type="string" calcext:value-type="string">
            <text:p>Om värdet av triangel-basen och höjden är positiva ska testet returnera arean.</text:p>
          </table:table-cell>
          <table:table-cell table:style-name="ce14" office:value-type="string" calcext:value-type="string">
            <text:p>1. Skicka in värdet för triangelbasen och höjden.</text:p>
            <text:p>2. Skicka med det förväntade värdet.</text:p>
          </table:table-cell>
          <table:table-cell table:style-name="ce29" office:value-type="string" calcext:value-type="string">
            <text:p>Triangel-bas: <text:span text:style-name="T40">2.0f</text:span></text:p>
            <text:p>Höjd: <text:span text:style-name="T16">4.0f</text:span></text:p>
            <text:p>Förväntat värde: <text:span text:style-name="T16">4.0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9">
          <table:table-cell table:style-name="ce5" table:number-columns-repeated="3"/>
          <table:table-cell table:style-name="ce14" office:value-type="string" calcext:value-type="string">
            <text:p>Om värdet av radien är positivt ska testet returnera arean.</text:p>
          </table:table-cell>
          <table:table-cell table:style-name="ce14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0" office:value-type="string" calcext:value-type="string">
            <text:p><text:span text:style-name="T34">Triangel-bas: </text:span><text:span text:style-name="T27">2.5f</text:span></text:p>
            <text:p><text:span text:style-name="T34">Höjd: </text:span><text:span text:style-name="T27">4.8f</text:span></text:p>
            <text:p><text:span text:style-name="T34">Förväntat värde: </text:span><text:span text:style-name="T27">6.0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9">
          <table:table-cell table:style-name="ce6" office:value-type="string" calcext:value-type="string">
            <text:p>Triangle_GetAreaTest_02</text:p>
          </table:table-cell>
          <table:table-cell table:style-name="ce15" office:value-type="string" calcext:value-type="string">
            <text:p>Beräkna ut arean av en triangel.</text:p>
          </table:table-cell>
          <table:table-cell table:style-name="ce19" office:value-type="string" calcext:value-type="string">
            <text:p><text:s/>GetAreaTest_NegativeInput_ReturnsZero</text:p>
          </table:table-cell>
          <table:table-cell table:style-name="ce15" office:value-type="string" calcext:value-type="string">
            <text:p>Om värdet av triangel-basen eller höjden är negativa ska testet returnera 0.</text:p>
          </table:table-cell>
          <table:table-cell table:style-name="ce15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1" office:value-type="string" calcext:value-type="string">
            <text:p><text:span text:style-name="T34">Triangel-bas: </text:span><text:span text:style-name="T27">-1.1f</text:span></text:p>
            <text:p><text:span text:style-name="T34">Höjd: </text:span><text:span text:style-name="T27">-2.3f</text:span></text:p>
            <text:p><text:span text:style-name="T34">Förväntat värde: </text:span><text:span text:style-name="T27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9">
          <table:table-cell table:style-name="ce7" table:number-columns-repeated="3"/>
          <table:table-cell table:style-name="ce15" office:value-type="string" calcext:value-type="string">
            <text:p>Om värdet av triangel-basen eller höjden är negativa ska testet returnera 0.</text:p>
          </table:table-cell>
          <table:table-cell table:style-name="ce15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Triangel-bas: </text:span><text:span text:style-name="T27">0.0f</text:span></text:p>
            <text:p><text:span text:style-name="T34">Höjd: </text:span><text:span text:style-name="T27">0.0f</text:span></text:p>
            <text:p><text:span text:style-name="T34">Förväntat värde: </text:span><text:span text:style-name="T27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9">
          <table:table-cell table:style-name="ce7" table:number-columns-repeated="3"/>
          <table:table-cell table:style-name="ce15" office:value-type="string" calcext:value-type="string">
            <text:p>Om värdet av triangel-basen eller höjden är negativa ska testet returnera 0.</text:p>
          </table:table-cell>
          <table:table-cell table:style-name="ce15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Triangel-bas:</text:span><text:span text:style-name="T27"> -1.5f</text:span></text:p>
            <text:p><text:span text:style-name="T34">Höjd: </text:span><text:span text:style-name="T27">0</text:span></text:p>
            <text:p><text:span text:style-name="T34">Förväntat värde: </text:span><text:span text:style-name="T27">0</text:span></text:p>
          </table:table-cell>
          <table:table-cell table:number-columns-repeated="2" table:style-name="ce37" office:value-type="string" calcext:value-type="string">
            <text:p>OK</text:p>
          </table:table-cell>
        </table:table-row>
        <table:table-row table:style-name="ro9">
          <table:table-cell table:style-name="ce8" office:value-type="string" calcext:value-type="string">
            <text:p>Triangle_GetPerimeterTest_01</text:p>
          </table:table-cell>
          <table:table-cell table:style-name="ce14" office:value-type="string" calcext:value-type="string">
            <text:p>Beräkna ut omkretsen av en triangel.</text:p>
          </table:table-cell>
          <table:table-cell table:style-name="ce20" office:value-type="string" calcext:value-type="string">
            <text:p>GetParimeterTest_PositiveInput_ReturnsPerimeter</text:p>
          </table:table-cell>
          <table:table-cell table:style-name="ce14" office:value-type="string" calcext:value-type="string">
            <text:p>Om värdet av triangel-basen och höjden är positiva ska testet returnera omkretsen.</text:p>
          </table:table-cell>
          <table:table-cell table:style-name="ce14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3" office:value-type="string" calcext:value-type="string">
            <text:p><text:span text:style-name="T34">Triangel-bas: </text:span><text:span text:style-name="T27">3.0f</text:span></text:p>
            <text:p><text:span text:style-name="T34">Höjd: </text:span><text:span text:style-name="T27">4.5f</text:span></text:p>
            <text:p><text:span text:style-name="T34">Förväntat värde: </text:span><text:span text:style-name="T27">12.0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9">
          <table:table-cell table:style-name="ce5" table:number-columns-repeated="3"/>
          <table:table-cell table:style-name="ce14" office:value-type="string" calcext:value-type="string">
            <text:p>Om värdet av triangel-basen och höjden är positiva ska testet returnera omkretsen.</text:p>
          </table:table-cell>
          <table:table-cell table:style-name="ce14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3" office:value-type="string" calcext:value-type="string">
            <text:p><text:span text:style-name="T34">Triangel-bas: </text:span><text:span text:style-name="T27">4.01f</text:span></text:p>
            <text:p><text:span text:style-name="T34">Höjd: </text:span><text:span text:style-name="T27">12.1f</text:span></text:p>
            <text:p><text:span text:style-name="T34">Förväntat värde: </text:span><text:span text:style-name="T27">28.21f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  <table:table-row table:style-name="ro9">
          <table:table-cell table:style-name="ce9" office:value-type="string" calcext:value-type="string">
            <text:p>Triangle_GetPerimeterTest_02</text:p>
          </table:table-cell>
          <table:table-cell table:style-name="ce16" office:value-type="string" calcext:value-type="string">
            <text:p>Beräkna ut omkretsen av en triangel.</text:p>
          </table:table-cell>
          <table:table-cell table:style-name="ce21" office:value-type="string" calcext:value-type="string">
            <text:p>GetParimeterTest_NegativeInput_ReturnsZero</text:p>
          </table:table-cell>
          <table:table-cell table:style-name="ce15" office:value-type="string" calcext:value-type="string">
            <text:p>Om värdet av triangel-basen eller höjden är positiva ska testet returnera 0.</text:p>
          </table:table-cell>
          <table:table-cell table:style-name="ce16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Triangel-bas: </text:span><text:span text:style-name="T27">0</text:span></text:p>
            <text:p><text:span text:style-name="T34">Höjd: </text:span><text:span text:style-name="T27">0</text:span></text:p>
            <text:p><text:span text:style-name="T34">Förväntat värde: </text:span><text:span text:style-name="T27">0</text:span></text:p>
          </table:table-cell>
          <table:table-cell table:style-name="ce38" office:value-type="string" calcext:value-type="string">
            <text:p>OK</text:p>
          </table:table-cell>
          <table:table-cell table:style-name="ce39" office:value-type="string" calcext:value-type="string">
            <text:p>OK</text:p>
          </table:table-cell>
        </table:table-row>
        <table:table-row table:style-name="ro9">
          <table:table-cell table:style-name="ce10" table:number-columns-repeated="3"/>
          <table:table-cell table:style-name="ce15" office:value-type="string" calcext:value-type="string">
            <text:p>Om värdet av triangel-basen eller höjden är positiva ska testet returnera 0.</text:p>
          </table:table-cell>
          <table:table-cell table:style-name="ce16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Triangel-bas: </text:span><text:span text:style-name="T27">-0.721f</text:span></text:p>
            <text:p><text:span text:style-name="T34">Höjd: </text:span><text:span text:style-name="T27">-12f</text:span></text:p>
            <text:p><text:span text:style-name="T34">Förväntat värde: </text:span><text:span text:style-name="T27">0</text:span>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9">
          <table:table-cell table:style-name="ce10" table:number-columns-repeated="3"/>
          <table:table-cell table:style-name="ce15" office:value-type="string" calcext:value-type="string">
            <text:p>Om värdet av triangel-basen eller höjden är positiva ska testet returnera 0.</text:p>
          </table:table-cell>
          <table:table-cell table:style-name="ce16" office:value-type="string" calcext:value-type="string">
            <text:p><text:span text:style-name="T4">1. Skicka in värdet för triangelbasen och höjden.</text:span></text:p>
            <text:p><text:span text:style-name="T4">2. Skicka med det förväntade värdet.</text:span></text:p>
          </table:table-cell>
          <table:table-cell table:style-name="ce32" office:value-type="string" calcext:value-type="string">
            <text:p><text:span text:style-name="T34">Triangel-bas: </text:span><text:span text:style-name="T27">-1.1234f</text:span></text:p>
            <text:p><text:span text:style-name="T34">Höjd: </text:span><text:span text:style-name="T27">0</text:span></text:p>
            <text:p><text:span text:style-name="T34">Förväntat värde: </text:span><text:span text:style-name="T27">0</text:span></text:p>
          </table:table-cell>
          <table:table-cell table:number-columns-repeated="2" table:style-name="ce39" office:value-type="string" calcext:value-type="string">
            <text:p>OK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ojekt</text:p>
          </table:table-cell>
          <table:table-cell office:value-type="string" calcext:value-type="string">
            <text:p>TDD_Tina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GeomatricCalculato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Skapat</text:span> <text:span text:style-name="T1">av</text:span>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table:style-name="ce12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av</text:p>
          </table:table-cell>
          <table:table-cell office:value-type="string" calcext:value-type="string">
            <text:p>Tina Eriks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 datum</text:p>
          </table:table-cell>
          <table:table-cell table:style-name="ce13" office:value-type="date" office:date-value="2021-04-28" calcext:value-type="date">
            <text:p>2021-04-28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3" office:value-type="string" calcext:value-type="string">
            <text:p>Senario ID</text:p>
          </table:table-cell>
          <table:table-cell table:style-name="ce3" office:value-type="string" calcext:value-type="string">
            <text:p>Senario</text:p>
          </table:table-cell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Actual</text:p>
          </table:table-cell>
        </table:table-row>
        <table:table-row table:style-name="ro9">
          <table:table-cell table:style-name="ce11" office:value-type="string" calcext:value-type="string">
            <text:p>GeomatricCalculator_</text:p>
            <text:p>GetPerimeterOfSeveralShapes_01</text:p>
          </table:table-cell>
          <table:table-cell table:style-name="ce17" office:value-type="string" calcext:value-type="string">
            <text:p>Beräkna ut omkretsen av flera olika objekt.</text:p>
          </table:table-cell>
          <table:table-cell table:style-name="ce23" office:value-type="string" calcext:value-type="string">
            <text:p>GetPerimeterOfSeveralShapes_PositiveInput_</text:p>
            <text:p>ReturnsPerimeter</text:p>
          </table:table-cell>
          <table:table-cell table:style-name="ce17" office:value-type="string" calcext:value-type="string">
            <text:p>Om värdena på de olika objekten är positiva, ska testet returnera </text:p>
            <text:p>Omkretsen på alla objekten tillsammans.</text:p>
          </table:table-cell>
          <table:table-cell table:style-name="ce17" office:value-type="string" calcext:value-type="string">
            <text:p><text:span text:style-name="T4">1. Skicka in värden för de olika objekten .</text:span></text:p>
            <text:p><text:span text:style-name="T4">2. Skicka med det förväntade värdet.</text:span></text:p>
          </table:table-cell>
          <table:table-cell table:style-name="ce35" office:value-type="string" calcext:value-type="string">
            <text:p><text:span text:style-name="T41">Triangel </text:span><text:span text:style-name="T42">(</text:span><text:span text:style-name="T41">B: </text:span><text:span text:style-name="T29">10</text:span><text:span text:style-name="T41"> H:</text:span><text:span text:style-name="T43"> </text:span><text:span text:style-name="T29">8.660254037f</text:span><text:span text:style-name="T42">)</text:span></text:p>
            <text:p><text:span text:style-name="T28">Kvadrat </text:span><text:span text:style-name="T44">(</text:span><text:span text:style-name="T28">S: </text:span><text:span text:style-name="T29">12.0f</text:span><text:span text:style-name="T42">)</text:span></text:p>
            <text:p><text:span text:style-name="T28">Circle </text:span><text:span text:style-name="T42">(</text:span><text:span text:style-name="T28">R</text:span><text:span text:style-name="T42">: </text:span><text:span text:style-name="T45">6.0f</text:span><text:span text:style-name="T42">)</text:span></text:p>
            <text:p><text:span text:style-name="T28">Förväntat värde:</text:span><text:span text:style-name="T44"> </text:span><text:span text:style-name="T46">113.02f</text:span></text:p>
          </table:table-cell>
          <table:table-cell table:number-columns-repeated="2" table:style-name="ce40" office:value-type="string" calcext:value-type="string">
            <text:p>OK</text:p>
          </table:table-cell>
        </table:table-row>
        <table:table-row table:style-name="ro9">
          <table:table-cell table:style-name="ce8" office:value-type="string" calcext:value-type="string">
            <text:p><text:span text:style-name="T2">GeomatricCalculator_</text:span></text:p>
            <text:p><text:span text:style-name="T2">GetPerimeterOfSeveralShapes_02</text:span></text:p>
          </table:table-cell>
          <table:table-cell table:style-name="ce14" office:value-type="string" calcext:value-type="string">
            <text:p>Beräkna ut omkretsen av flera olika objekt.</text:p>
          </table:table-cell>
          <table:table-cell table:style-name="ce24" office:value-type="string" calcext:value-type="string">
            <text:p>GetPerimeterOfSeveralShapes_NegativeInput_</text:p>
            <text:p>ReturnsZero</text:p>
          </table:table-cell>
          <table:table-cell table:style-name="ce14" office:value-type="string" calcext:value-type="string">
            <text:p>Om värdena på de olika objekten är negativa, ska testet returnera 0.</text:p>
          </table:table-cell>
          <table:table-cell table:style-name="ce14" office:value-type="string" calcext:value-type="string">
            <text:p><text:span text:style-name="T4">1. Skicka in värden för de olika objekten.</text:span></text:p>
            <text:p><text:span text:style-name="T4">2. Skicka med det förväntade värdet.</text:span></text:p>
          </table:table-cell>
          <table:table-cell table:style-name="ce33" office:value-type="string" calcext:value-type="string">
            <text:p><text:span text:style-name="T47">Square (S: </text:span><text:span text:style-name="T27">0</text:span><text:span text:style-name="T47">)</text:span></text:p>
            <text:p><text:span text:style-name="T47">Circle (R: </text:span><text:span text:style-name="T27">-13563f</text:span><text:span text:style-name="T48">)</text:span></text:p>
            <text:p><text:span text:style-name="T48">Förväntat värde: </text:span><text:span text:style-name="T27">0</text:span></text:p>
          </table:table-cell>
          <table:table-cell table:number-columns-repeated="2" table:style-name="ce36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5:25:01.513000000</meta:creation-date>
    <dc:date>2021-04-28T22:55:56.273000000</dc:date>
    <meta:editing-duration>PT43M30S</meta:editing-duration>
    <meta:editing-cycles>12</meta:editing-cycles>
    <meta:generator>LibreOffice/7.0.5.2$Windows_X86_64 LibreOffice_project/64390860c6cd0aca4beafafcfd84613dd9dfb63a</meta:generator>
    <meta:document-statistic meta:table-count="1" meta:cell-count="364" meta:object-count="0"/>
  </office:meta>
</office:document-meta>
</file>